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 udp_client.py</text:p>
      <text:p text:style-name="Standard">import socket</text:p>
      <text:p text:style-name="Standard">import sys</text:p>
      <text:p text:style-name="Standard"/>
      <text:p text:style-name="Standard">sock = socket.socket(socket.AF_INET, socket.SOCK_DGRAM)</text:p>
      <text:p text:style-name="Standard">sock.sendto("Hi from client", ('',10000))</text:p>
      <text:p text:style-name="Standard">while True: <text:s text:c="3"/><text:tab/></text:p>
      <text:p text:style-name="Standard"><text:tab/>msg, (ip, port) =<text:s/>sock.recvfrom(100)</text:p>
      <text:p text:style-name="Standard"/>
      <text:p text:style-name="Standard"><text:tab/>if "stop." in msg:</text:p>
      <text:p text:style-name="Standard"><text:tab/><text:tab/>break</text:p>
      <text:p text:style-name="Standard"><text:tab/>else:<text:tab/><text:tab/><text:tab/></text:p>
      <text:p text:style-name="Standard"><text:tab/><text:tab/>print "server: " + msg</text:p>
      <text:p text:style-name="Standard"><text:tab/></text:p>
      <text:p text:style-name="Standard"><text:tab/>msg = raw_input("you: ")</text:p>
      <text:p text:style-name="Standard"><text:tab/>sock.sendto(msg, (ip,port))</text:p>
      <text:p text:style-name="Standard"><text:tab/>if "stop." in msg:</text:p>
      <text:p text:style-name="Standard"><text:tab/><text:tab/>break</text:p>
      <text:p text:style-name="Standard">sock.close()</text:p>
      <text:p text:style-name="Standard"/>
      <text:p text:style-name="Standard"># udp_server.py</text:p>
      <text:p text:style-name="Standard"/>
      <text:p text:style-name="Standard">import socket</text:p>
      <text:p text:style-name="Standard">import sys</text:p>
      <text:p text:style-name="Standard"/>
      <text:p text:style-name="Standard">sock =<text:s/>socket.socket(socket.AF_INET, socket.SOCK_DGRAM)</text:p>
      <text:p text:style-name="Standard">sock.sendto("Hi from client", ('',10000))</text:p>
      <text:p text:style-name="Standard">while True: <text:s text:c="3"/><text:tab/></text:p>
      <text:p text:style-name="Standard"><text:tab/>msg, (ip, port) = sock.recvfrom(100)</text:p>
      <text:p text:style-name="Standard"/>
      <text:p text:style-name="Standard"><text:tab/>if "stop." in msg:</text:p>
      <text:p text:style-name="Standard"><text:tab/><text:tab/>break</text:p>
      <text:p text:style-name="Standard"><text:tab/>else:<text:tab/><text:tab/><text:tab/></text:p>
      <text:p text:style-name="Standard"><text:tab/><text:tab/>print "server: " + msg</text:p>
      <text:p text:style-name="Standard"><text:tab/></text:p>
      <text:p text:style-name="Standard"><text:tab/>msg = raw_input("you: ")</text:p>
      <text:p text:style-name="Standard"><text:tab/>sock.sendto(msg,<text:s/>(ip,port))</text:p>
      <text:p text:style-name="Standard"><text:tab/>if "stop." in msg:</text:p>
      <text:p text:style-name="Standard"><text:tab/><text:tab/>break</text:p>
      <text:p text:style-name="Standard">sock.close()</text:p>
      <text:p text:style-name="Standard"/>
      <text:p text:style-name="Standard">OUTPUT :-</text:p>
      <text:p text:style-name="Standard"/>
      <text:p text:style-name="Standard">###################################################################</text:p>
      <text:p text:style-name="Standard"/>
      <text:p text:style-name="Standard">kalpesh@localhost:~/Desktop/CNL$ python ppudpserv.py</text:p>
      <text:p text:style-name="Standard">client connected to ip: 127.0.0.1 and port: 55299</text:p>
      <text:p text:style-name="Standard">received message: Hi from client</text:p>
      <text:p text:style-name="Standard">client connected to ip: 127.0.0.1 and port: 55299</text:p>
      <text:p text:style-name="Standard">client: send me the student database</text:p>
      <text:p text:style-name="Standard">you: please login to the web service</text:p>
      <text:p text:style-name="Standard"/>
      <text:p text:style-name="Standard">###################################################################</text:p>
      <text:p text:style-name="Standard"/>
      <text:p text:style-name="Standard"/>
      <text:p text:style-name="Standard">kalpesh@localhost:~/Desktop/CNL$ python<text:s/>ppudpcli.py</text:p>
      <text:p text:style-name="Standard">server: Hello from server</text:p>
      <text:p text:style-name="Standard">you: send me the student database</text:p>
      <text:p text:style-name="Standard">server: please login to the web service</text:p>
      <text:p text:style-name="Standard">you:</text:p>
      <text:p text:style-name="Standard"/>
      <text:p text:style-name="Standard">###################################################################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 8.1</dc:creator>
    <meta:creation-date>2017-10-03T01:13:00Z</meta:creation-date>
    <dc:date>2017-11-05T07:19:00Z</dc:date>
    <meta:template xlink:href="Normal.dotm" xlink:type="simple"/>
    <meta:editing-cycles>5</meta:editing-cycles>
    <meta:editing-duration>PT1200S</meta:editing-duration>
    <meta:document-statistic meta:page-count="1" meta:paragraph-count="2" meta:word-count="202" meta:character-count="1352" meta:row-count="9" meta:non-whitespace-character-count="1152"/>
  </office:meta>
</office:document-meta>
</file>